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left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it-to-size="false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80047"/>
    </style:style>
    <style:style style:name="T1" style:family="text">
      <style:text-properties fo:color="#b8004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6.381cm" svg:height="2cm" svg:x="21.35cm" svg:y="2.27cm">
          <text:p text:style-name="P1">Gepä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81cm" svg:height="2cm" svg:x="7.38cm" svg:y="8.652cm">
          <text:p text:style-name="P1">Flueg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5cm" svg:height="2cm" svg:x="21.35cm" svg:y="8.62cm">
          <text:p text:style-name="P1">Reisend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35cm" svg:height="2cm" svg:x="7.38cm" svg:y="2.27cm">
          <text:p text:style-name="P1">Buchunge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2cm" svg:x="2.3cm" svg:y="14.97cm">
          <text:p text:style-name="P1">Flugzeug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35cm" svg:height="2cm" svg:x="12.46cm" svg:y="15.002cm">
          <text:p text:style-name="P1">Pilot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5cm" svg:y1="4.27cm" svg:x2="10.57cm" svg:y2="8.652cm" draw:start-shape="id1" draw:start-glue-point="2" draw:end-shape="id2" draw:end-glue-point="0" svg:d="m10555 4270 15 4382">
          <text:p text:style-name="P1">Flug <text:s text:c="9"/></text:p>
        </draw:connector>
        <draw:connector draw:style-name="gr2" draw:text-style-name="P1" draw:layer="layout" draw:type="line" svg:x1="24.54cm" svg:y1="4.27cm" svg:x2="10.57cm" svg:y2="8.652cm" draw:start-shape="id3" draw:start-glue-point="2" draw:end-shape="id2" draw:end-glue-point="0" svg:d="m24540 4270-13970 4382">
          <text:p text:style-name="P1"><text:s text:c="9"/></text:p>
          <text:p text:style-name="P1"/>
          <text:p text:style-name="P1"/>
          <text:p text:style-name="P1"/>
          <text:p text:style-name="P1">Flug <text:s text:c="27"/></text:p>
        </draw:connector>
        <draw:connector draw:style-name="gr2" draw:text-style-name="P2" draw:layer="layout" draw:type="line" svg:x1="10.555cm" svg:y1="4.27cm" svg:x2="24.525cm" svg:y2="8.62cm" draw:start-shape="id1" draw:start-glue-point="2" draw:end-shape="id4" draw:end-glue-point="0" svg:d="m10555 4270 13970 4350">
          <text:p text:style-name="P2"/>
          <text:p text:style-name="P2"/>
          <text:p text:style-name="P2"/>
          <text:p text:style-name="P2"><text:s text:c="7"/></text:p>
          <text:p text:style-name="P2"><text:s text:c="19"/>Reisender</text:p>
        </draw:connector>
        <draw:connector draw:style-name="gr3" draw:text-style-name="P1" draw:layer="layout" draw:type="line" svg:x1="24.54cm" svg:y1="4.27cm" svg:x2="24.525cm" svg:y2="8.62cm" draw:start-shape="id3" draw:start-glue-point="2" draw:end-shape="id4" svg:d="m24540 4270-15 4350">
          <text:p text:style-name="P1"><text:span text:style-name="T1"><text:s text:c="3"/></text:span><text:span text:style-name="T1">Reisender</text:span></text:p>
        </draw:connector>
        <draw:connector draw:style-name="gr2" draw:text-style-name="P1" draw:layer="layout" draw:type="line" svg:x1="10.57cm" svg:y1="10.652cm" svg:x2="5.475cm" svg:y2="14.97cm" draw:start-shape="id2" draw:start-glue-point="2" draw:end-shape="id5" draw:end-glue-point="0" svg:d="m10570 10652-5095 4318">
          <text:p text:style-name="P1">Flugzeug <text:s text:c="22"/></text:p>
        </draw:connector>
        <draw:connector draw:style-name="gr4" draw:text-style-name="P1" draw:layer="layout" draw:type="line" svg:x1="10.57cm" svg:y1="10.652cm" svg:x2="15.635cm" svg:y2="15.002cm" draw:start-shape="id2" draw:start-glue-point="2" draw:end-shape="id6" draw:end-glue-point="0" svg:d="m10570 10652 5065 4350">
          <text:p text:style-name="P1"><text:span text:style-name="T1"><text:s text:c="18"/></text:span><text:span text:style-name="T1">Pilot</text:span></text:p>
        </draw:connector>
        <draw:frame draw:style-name="gr5" draw:layer="layout" svg:width="7.38cm" svg:height="2.032cm" svg:x="21.32cm" svg:y="12.43cm">
          <draw:text-box>
            <text:p>Foreign Key sichtbar</text:p>
            <text:p><text:span text:style-name="T1">Foreign Key unsicher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05T09:49:01</meta:creation-date>
    <dc:date>2011-09-11T18:21:25.46</dc:date>
    <meta:editing-duration>P1DT1H33M</meta:editing-duration>
    <meta:editing-cycles>5</meta:editing-cycles>
    <meta:generator>LibreOffice/3.4$Win32 LibreOffice_project/340m1$Build-302</meta:generator>
    <meta:document-statistic meta:object-count="13"/>
  </office:meta>
</office:document-meta>
</file>